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8.749cm" style:rel-column-width="4960*"/>
    </style:style>
    <style:style style:name="Таблица1.B" style:family="table-column">
      <style:table-column-properties style:column-width="8.752cm" style:rel-column-width="4962*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text-properties officeooo:rsid="006be87b" officeooo:paragraph-rsid="006be87b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Heading_20_2">
      <style:text-properties officeooo:paragraph-rsid="007b2a3a"/>
    </style:style>
    <style:style style:name="P18" style:family="paragraph" style:parent-style-name="Heading_20_2">
      <style:text-properties officeooo:rsid="00bc48f3" officeooo:paragraph-rsid="00bc6c75"/>
    </style:style>
    <style:style style:name="P19" style:family="paragraph" style:parent-style-name="Heading_20_3">
      <style:text-properties officeooo:paragraph-rsid="0078e915"/>
    </style:style>
    <style:style style:name="P20" style:family="paragraph" style:parent-style-name="Standard">
      <style:text-properties officeooo:paragraph-rsid="007b2a3a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7a14f4" officeooo:paragraph-rsid="007b2a3a" style:font-size-asian="10.5pt"/>
    </style:style>
    <style:style style:name="P22" style:family="paragraph" style:parent-style-name="Standard">
      <style:text-properties fo:language="en" fo:country="US" officeooo:rsid="00d9d0a2" officeooo:paragraph-rsid="00d9d0a2"/>
    </style:style>
    <style:style style:name="P23" style:family="paragraph" style:parent-style-name="Standard">
      <style:text-properties officeooo:rsid="00bebd40"/>
    </style:style>
    <style:style style:name="P24" style:family="paragraph" style:parent-style-name="Table">
      <style:paragraph-properties fo:keep-with-next="always"/>
    </style:style>
    <style:style style:name="P25" style:family="paragraph" style:parent-style-name="Table_20_Contents">
      <style:paragraph-properties fo:text-align="center" style:justify-single-word="false"/>
      <style:text-properties officeooo:rsid="0072e9ed" officeooo:paragraph-rsid="007b2a3a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officeooo:rsid="007a52c3" officeooo:paragraph-rsid="007b2a3a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officeooo:rsid="0085812a" officeooo:paragraph-rsid="0085812a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officeooo:rsid="00895107" officeooo:paragraph-rsid="00895107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officeooo:rsid="008f78fb" officeooo:paragraph-rsid="008f78fb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officeooo:rsid="00a70f42" officeooo:paragraph-rsid="00a70f42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officeooo:rsid="00a9902f" officeooo:paragraph-rsid="00a9902f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fo:language="en" fo:country="US" officeooo:rsid="007a14f4" officeooo:paragraph-rsid="007b2a3a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fo:language="en" fo:country="US" officeooo:rsid="007a52c3" officeooo:paragraph-rsid="007b2a3a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fo:language="en" fo:country="US" officeooo:rsid="00946b09" officeooo:paragraph-rsid="00946b0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fo:language="en" fo:country="US" officeooo:rsid="00ad1b08" officeooo:paragraph-rsid="00ad1b08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7a14f4" officeooo:paragraph-rsid="007b2a3a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7a52c3" officeooo:paragraph-rsid="007b2a3a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fo:language="ru" fo:country="RU" officeooo:rsid="007f508a" officeooo:paragraph-rsid="007f508a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83a9be" officeooo:paragraph-rsid="0083a9be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fo:language="ru" fo:country="RU" officeooo:rsid="00946b09" officeooo:paragraph-rsid="00946b09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fo:language="ru" fo:country="RU" officeooo:rsid="00a151cb" officeooo:paragraph-rsid="00a151cb" style:font-size-asian="10.5pt"/>
    </style:style>
    <style:style style:name="P4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3" style:family="paragraph" style:parent-style-name="Text_20_body" style:list-style-name="L1">
      <style:text-properties officeooo:rsid="006be87b" officeooo:paragraph-rsid="006be87b"/>
    </style:style>
    <style:style style:name="P44" style:family="paragraph" style:parent-style-name="Text_20_body" style:list-style-name="L1">
      <style:text-properties officeooo:rsid="006d177a" officeooo:paragraph-rsid="006d177a"/>
    </style:style>
    <style:style style:name="P4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09b65" officeooo:paragraph-rsid="00709b65"/>
    </style:style>
    <style:style style:name="P46" style:family="paragraph" style:parent-style-name="Text_20_body">
      <style:text-properties officeooo:rsid="007478e4" officeooo:paragraph-rsid="0078e915"/>
    </style:style>
    <style:style style:name="P47" style:family="paragraph" style:parent-style-name="Text_20_body">
      <style:text-properties officeooo:rsid="00bebd40" officeooo:paragraph-rsid="00bebd40"/>
    </style:style>
    <style:style style:name="P48" style:family="paragraph" style:parent-style-name="Text_20_body">
      <style:text-properties fo:language="en" fo:country="US" officeooo:rsid="00ca46e5" officeooo:paragraph-rsid="00ca46e5"/>
    </style:style>
    <style:style style:name="P49" style:family="paragraph" style:parent-style-name="Text_20_body">
      <style:text-properties fo:language="en" fo:country="US" officeooo:rsid="00cb7636" officeooo:paragraph-rsid="00cb7636"/>
    </style:style>
    <style:style style:name="P50" style:family="paragraph" style:parent-style-name="Text_20_body">
      <style:text-properties fo:language="en" fo:country="US" officeooo:rsid="00cf5711" officeooo:paragraph-rsid="00cf5711"/>
    </style:style>
    <style:style style:name="P51" style:family="paragraph" style:parent-style-name="Text_20_body">
      <style:text-properties fo:language="en" fo:country="US" officeooo:rsid="00d109c9" officeooo:paragraph-rsid="00d109c9"/>
    </style:style>
    <style:style style:name="P52" style:family="paragraph" style:parent-style-name="Text_20_body">
      <style:text-properties fo:language="en" fo:country="US" officeooo:rsid="00d9d0a2" officeooo:paragraph-rsid="00d9d0a2"/>
    </style:style>
    <style:style style:name="P53" style:family="paragraph" style:parent-style-name="Text_20_body">
      <style:text-properties officeooo:rsid="00d53192" officeooo:paragraph-rsid="00d53192"/>
    </style:style>
    <style:style style:name="P54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fd7b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f2da5"/>
    </style:style>
    <style:style style:name="T10" style:family="text">
      <style:text-properties officeooo:rsid="006660fa"/>
    </style:style>
    <style:style style:name="T11" style:family="text">
      <style:text-properties fo:letter-spacing="-0.004cm" officeooo:rsid="006678df"/>
    </style:style>
    <style:style style:name="T12" style:family="text">
      <style:text-properties fo:letter-spacing="-0.004cm" officeooo:rsid="006912a2"/>
    </style:style>
    <style:style style:name="T13" style:family="text">
      <style:text-properties officeooo:rsid="006678df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officeooo:rsid="006d177a"/>
    </style:style>
    <style:style style:name="T16" style:family="text">
      <style:text-properties officeooo:rsid="00709b65"/>
    </style:style>
    <style:style style:name="T17" style:family="text">
      <style:text-properties officeooo:rsid="007331a8"/>
    </style:style>
    <style:style style:name="T18" style:family="text">
      <style:text-properties officeooo:rsid="007b2a3a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9e0d18"/>
    </style:style>
    <style:style style:name="T21" style:family="text">
      <style:text-properties fo:language="en" fo:country="US" officeooo:rsid="00a3bfd2"/>
    </style:style>
    <style:style style:name="T22" style:family="text">
      <style:text-properties fo:language="en" fo:country="US" officeooo:rsid="00ad1b08"/>
    </style:style>
    <style:style style:name="T23" style:family="text">
      <style:text-properties fo:language="en" fo:country="US" officeooo:rsid="00aecf28"/>
    </style:style>
    <style:style style:name="T24" style:family="text">
      <style:text-properties fo:language="en" fo:country="US" officeooo:rsid="00b1b500"/>
    </style:style>
    <style:style style:name="T25" style:family="text">
      <style:text-properties fo:language="en" fo:country="US" officeooo:rsid="00c0284d"/>
    </style:style>
    <style:style style:name="T26" style:family="text">
      <style:text-properties fo:language="en" fo:country="US" officeooo:rsid="00c0f819"/>
    </style:style>
    <style:style style:name="T27" style:family="text">
      <style:text-properties fo:language="en" fo:country="US" officeooo:rsid="00c2620a"/>
    </style:style>
    <style:style style:name="T28" style:family="text">
      <style:text-properties fo:language="en" fo:country="US" officeooo:rsid="00c3dcce"/>
    </style:style>
    <style:style style:name="T29" style:family="text">
      <style:text-properties fo:language="en" fo:country="US" officeooo:rsid="00c62c64"/>
    </style:style>
    <style:style style:name="T30" style:family="text">
      <style:text-properties fo:language="en" fo:country="US" officeooo:rsid="00dd40ae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a3bfd2"/>
    </style:style>
    <style:style style:name="T33" style:family="text">
      <style:text-properties fo:language="ru" fo:country="RU" officeooo:rsid="00807fcd"/>
    </style:style>
    <style:style style:name="T34" style:family="text">
      <style:text-properties fo:language="ru" fo:country="RU" officeooo:rsid="00c0284d"/>
    </style:style>
    <style:style style:name="T35" style:family="text">
      <style:text-properties fo:language="ru" fo:country="RU" officeooo:rsid="00c0f819"/>
    </style:style>
    <style:style style:name="T36" style:family="text">
      <style:text-properties fo:language="ru" fo:country="RU" officeooo:rsid="00c3dcce"/>
    </style:style>
    <style:style style:name="T37" style:family="text">
      <style:text-properties fo:language="ru" fo:country="RU" officeooo:rsid="00c62c64"/>
    </style:style>
    <style:style style:name="T38" style:family="text">
      <style:text-properties fo:language="ru" fo:country="RU" officeooo:rsid="00cde7c0"/>
    </style:style>
    <style:style style:name="T39" style:family="text">
      <style:text-properties fo:language="ru" fo:country="RU" officeooo:rsid="00d428d1"/>
    </style:style>
    <style:style style:name="T40" style:family="text">
      <style:text-properties fo:language="ru" fo:country="RU" officeooo:rsid="00dd40ae"/>
    </style:style>
    <style:style style:name="T41" style:family="text">
      <style:text-properties officeooo:rsid="00aecf28"/>
    </style:style>
    <style:style style:name="T42" style:family="text">
      <style:text-properties officeooo:rsid="00b71f05"/>
    </style:style>
    <style:style style:name="T43" style:family="text">
      <style:text-properties officeooo:rsid="00cde7c0"/>
    </style:style>
    <style:style style:name="T44" style:family="text">
      <style:text-properties officeooo:rsid="00d428d1"/>
    </style:style>
    <style:style style:name="T45" style:family="text">
      <style:text-properties style:font-name="Courier New" fo:font-size="11pt" fo:language="en" fo:country="US" style:font-size-asian="11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2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Разработка программных модулей</text:p>
      <text:p text:style-name="P11">ЛАБОРАТОРНАЯ РАБОТА №<text:span text:style-name="T13">6</text:span></text:p>
      <text:p text:style-name="P14">по теме:</text:p>
      <text:h text:style-name="Heading_20_1" text:outline-level="1"><text:span text:style-name="T10">Р</text:span><text:span text:style-name="T9">абота с </text:span><text:span text:style-name="T11">текстовым</text:span><text:span text:style-name="T12">и</text:span><text:span text:style-name="T11"> файл</text:span><text:span text:style-name="T12">а</text:span><text:span text:style-name="T11">м</text:span><text:span text:style-name="T12">и</text:span>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16">И-22</text:span></text:p>
      <text:p text:style-name="P45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Heading_20_2" text:outline-level="2"><text:soft-page-break/><text:span text:style-name="T17">1 </text:span>Постановка задачи</text:h>
      <text:h text:style-name="P19" text:outline-level="3" text:is-list-header="true">Вариант 21</text:h>
      <text:p text:style-name="P46">Дан файл, содержащий различные даты. Каждая дата - это число, месяц и год. Найти самую позднюю дату </text:p>
      <text:p text:style-name="P46"/>
      <text:p text:style-name="P15">Создать текстовый файл (программно, это отдельная подзадача). Организовать просмотр содержимого файла и выполнения действий в соответствии с условием индивидуального задания. Обеспечить сохранение всех полученных результатов в новый файл. Результат<text:span text:style-name="T15">ом</text:span> вашей работы должны быть два файла: «input» и «output», находящихся в корне проекта.</text:p>
      <text:p text:style-name="P15">Взять варианты из сборника задач по программированию №1 стр. 132 (средний уровень), согласно своему порядковому номеру в журнале.</text:p>
      <text:p text:style-name="P15">По результатам лабораторной работы составляется письменный отчет, содержащий:</text:p>
      <text:list text:style-name="L1">
        <text:list-item>
          <text:p text:style-name="P43">Постановку задачи;</text:p>
        </text:list-item>
        <text:list-item>
          <text:p text:style-name="P44">Описание входных, выходных и промежуточных данных;</text:p>
        </text:list-item>
        <text:list-item>
          <text:p text:style-name="P43">Листинг программы;</text:p>
        </text:list-item>
        <text:list-item>
          <text:p text:style-name="P44">Описание идеи алгоритма, используемых методов;</text:p>
        </text:list-item>
      </text:list>
      <text:h text:style-name="P17" text:outline-level="2" text:is-list-header="true"><text:span text:style-name="T18">2 Описание входных, выходных и промежуточных данных </text:span></text:h>
      <text:p text:style-name="P24">Таблица <text:sequence text:ref-name="refTable0" text:name="Table" text:formula="ooow:Table+1" style:num-format="1">1</text:sequence>. Описание входных, выходных и промежуточных данных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5">Входные данные</text:p>
          </table:table-cell>
          <table:covered-table-cell/>
        </table:table-row>
        <table:table-row>
          <table:table-cell table:style-name="Таблица1.A2" office:value-type="string">
            <text:p text:style-name="P39">Название переменной</text:p>
          </table:table-cell>
          <table:table-cell table:style-name="Таблица1.B2" office:value-type="string">
            <text:p text:style-name="P27">Описание</text:p>
          </table:table-cell>
        </table:table-row>
        <table:table-row>
          <table:table-cell table:style-name="Таблица1.A2" office:value-type="string">
            <text:p text:style-name="P32">inputfile, outputfile</text:p>
          </table:table-cell>
          <table:table-cell table:style-name="Таблица1.B2" office:value-type="string">
            <text:p text:style-name="P38">Константы пути для файлов<text:span text:style-name="T19"> Input </text:span>и <text:span text:style-name="T19">Output</text:span></text:p>
          </table:table-cell>
        </table:table-row>
        <table:table-row>
          <table:table-cell table:style-name="Таблица1.A2" office:value-type="string">
            <text:p text:style-name="P32">n</text:p>
          </table:table-cell>
          <table:table-cell table:style-name="Таблица1.B2" office:value-type="string">
            <text:p text:style-name="P28">Кол-во дат, <text:span text:style-name="T31">которое потом будет заполнять пользователь</text:span></text:p>
          </table:table-cell>
        </table:table-row>
        <table:table-row>
          <table:table-cell table:style-name="Таблица1.A2" office:value-type="string">
            <text:p text:style-name="P21">dt1</text:p>
          </table:table-cell>
          <table:table-cell table:style-name="Таблица1.B2" office:value-type="string">
            <text:p text:style-name="P29">Структура <text:span text:style-name="T19">DateTime </text:span><text:span text:style-name="T31">для ввода дат в файл.</text:span></text:p>
          </table:table-cell>
        </table:table-row>
        <table:table-row>
          <table:table-cell table:style-name="Таблица1.B2" table:number-columns-spanned="2" office:value-type="string">
            <text:p text:style-name="P36">Промежуточные данные</text:p>
          </table:table-cell>
          <table:covered-table-cell/>
        </table:table-row>
        <table:table-row>
          <table:table-cell table:style-name="Таблица1.A2" office:value-type="string">
            <text:p text:style-name="P34">sw</text:p>
          </table:table-cell>
          <table:table-cell table:style-name="Таблица1.B2" office:value-type="string">
            <text:p text:style-name="P40">Объект класса <text:span text:style-name="T19">StreamWriter </text:span>для записи в файл <text:span text:style-name="T20">Input</text:span>.</text:p>
          </table:table-cell>
        </table:table-row>
        <text:soft-page-break/>
        <table:table-row>
          <table:table-cell table:style-name="Таблица1.A2" office:value-type="string">
            <text:p text:style-name="P35">sr</text:p>
          </table:table-cell>
          <table:table-cell table:style-name="Таблица1.B2" office:value-type="string">
            <text:p text:style-name="P40">Объект класса <text:span text:style-name="T19">Stream</text:span><text:span text:style-name="T22">Reader</text:span><text:span text:style-name="T19"> </text:span>для <text:span text:style-name="T41">чтения строк из файла </text:span><text:span text:style-name="T23">Input.</text:span></text:p>
          </table:table-cell>
        </table:table-row>
        <table:table-row>
          <table:table-cell table:style-name="Таблица1.A2" office:value-type="string">
            <text:p text:style-name="P32">str_f</text:p>
          </table:table-cell>
          <table:table-cell table:style-name="Таблица1.B2" office:value-type="string">
            <text:p text:style-name="P41">Переменная чтобы сохранить первую строку из файла <text:span text:style-name="T19">Input</text:span></text:p>
          </table:table-cell>
        </table:table-row>
        <table:table-row>
          <table:table-cell table:style-name="Таблица1.A2" office:value-type="string">
            <text:p text:style-name="P33">dt_outf</text:p>
          </table:table-cell>
          <table:table-cell table:style-name="Таблица1.B2" office:value-type="string">
            <text:p text:style-name="P26">Переменная <text:span text:style-name="T21">DateTime</text:span><text:span text:style-name="T32">, в которую записывается дата (конвертируется из строки в </text:span><text:span text:style-name="T21">DateTime</text:span><text:span text:style-name="T32">)</text:span></text:p>
          </table:table-cell>
        </table:table-row>
        <table:table-row>
          <table:table-cell table:style-name="Таблица1.A2" office:value-type="string">
            <text:p text:style-name="P33">str</text:p>
          </table:table-cell>
          <table:table-cell table:style-name="Таблица1.B2" office:value-type="string">
            <text:p text:style-name="P30">Переменная для прохода по строкам файла <text:span text:style-name="T19">Input </text:span><text:span text:style-name="T31">в цикле.</text:span></text:p>
          </table:table-cell>
        </table:table-row>
        <table:table-row>
          <table:table-cell table:style-name="Таблица1.A2" office:value-type="string">
            <text:p text:style-name="P33">dt_out</text:p>
          </table:table-cell>
          <table:table-cell table:style-name="Таблица1.B2" office:value-type="string">
            <text:p text:style-name="P31">Переменная типа <text:span text:style-name="T19">DateTime </text:span><text:span text:style-name="T31">куда сохранятся дата из файла </text:span><text:span text:style-name="T19">input</text:span><text:span text:style-name="T31">(конвертируется из строки </text:span><text:span text:style-name="T19">str)</text:span></text:p>
          </table:table-cell>
        </table:table-row>
        <table:table-row>
          <table:table-cell table:style-name="Таблица1.B2" table:number-columns-spanned="2" office:value-type="string">
            <text:p text:style-name="P37">Выходные данные</text:p>
          </table:table-cell>
          <table:covered-table-cell/>
        </table:table-row>
        <table:table-row>
          <table:table-cell table:style-name="Таблица1.A2" office:value-type="string">
            <text:p text:style-name="P33">sw_out</text:p>
          </table:table-cell>
          <table:table-cell table:style-name="Таблица1.B2" office:value-type="string">
            <text:p text:style-name="P40">Объект класса <text:span text:style-name="T19">StreamWriter </text:span>для записи в файл <text:span text:style-name="T24">Output</text:span>.</text:p>
          </table:table-cell>
        </table:table-row>
      </table:table>
      <text:p text:style-name="P20"/>
      <text:h text:style-name="Heading_20_2" text:outline-level="2">3 <text:span text:style-name="T42">Исходный к</text:span><text:span text:style-name="T31">од программы</text:span></text:h>
      <text:p text:style-name="Text_20_body"><draw:frame draw:style-name="fr1" draw:name="Врезка1" text:anchor-type="paragraph" svg:x="0.081cm" svg:y="0.12cm" svg:width="17.919cm" draw:z-index="0"><draw:text-box fo:min-height="0.986cm"><text:p text:style-name="P16"/><text:p text:style-name="Листинг">Листинг <text:sequence text:ref-name="refЛистинг0" text:name="Листинг" text:formula="ooow:Листинг+1" style:num-format="1">1</text:sequence>. Исходный код программы, решающую задачу</text:p></draw:text-box></draw:frame></text:p>
      <text:p text:style-name="Text_20_body"/>
      <text:list text:style-name="Нумерация_20_кода">
        <text:list-item>
          <text:p text:style-name="P54">using System.Globalization;</text:p>
        </text:list-item>
        <text:list-item>
          <text:p text:style-name="P54"/>
        </text:list-item>
        <text:list-item>
          <text:p text:style-name="P54">namespace createtextfile {</text:p>
        </text:list-item>
        <text:list-item>
          <text:p text:style-name="P54"><text:s text:c="4"/>internal class Program {</text:p>
        </text:list-item>
        <text:list-item>
          <text:p text:style-name="P54"><text:s text:c="8"/>const string inputfile = "Input";</text:p>
        </text:list-item>
        <text:list-item>
          <text:p text:style-name="P54"><text:s text:c="8"/>const string outputfile = "Output";</text:p>
        </text:list-item>
        <text:list-item>
          <text:p text:style-name="P54"><text:s text:c="8"/>static void Main(string[] args) {</text:p>
        </text:list-item>
        <text:list-item>
          <text:p text:style-name="P54"/>
        </text:list-item>
        <text:list-item>
          <text:p text:style-name="P54"><text:s text:c="12"/>if (File.Exists(inputfile)) {</text:p>
        </text:list-item>
        <text:list-item>
          <text:p text:style-name="P54"><text:s text:c="16"/>Console.WriteLine("Файл {0} уже существует", inputfile);</text:p>
        </text:list-item>
        <text:list-item>
          <text:p text:style-name="P54"><text:s text:c="16"/>Console.ReadLine();</text:p>
        </text:list-item>
        <text:list-item>
          <text:p text:style-name="P54"><text:s text:c="16"/>return;</text:p>
        </text:list-item>
        <text:list-item>
          <text:p text:style-name="P54"><text:s text:c="12"/>}</text:p>
        </text:list-item>
        <text:list-item>
          <text:p text:style-name="P54"><text:s text:c="12"/>StreamWriter sw = File.CreateText(inputfile);</text:p>
        </text:list-item>
        <text:list-item>
          <text:p text:style-name="P54"><text:soft-page-break/><text:s text:c="12"/>Console.Write("Введите сколько дат вы хотите ввести: ");</text:p>
        </text:list-item>
        <text:list-item>
          <text:p text:style-name="P54"><text:s text:c="12"/>int n = int.Parse(Console.ReadLine()!);</text:p>
        </text:list-item>
        <text:list-item>
          <text:p text:style-name="P54"><text:s text:c="12"/>for (int i = 0; i &lt; n; i++) {</text:p>
        </text:list-item>
        <text:list-item>
          <text:p text:style-name="P54"><text:s text:c="16"/>Console.Write("Дата(в формате дд.мм.гггг слитно, знак . используется как разделитель): ");</text:p>
        </text:list-item>
        <text:list-item>
          <text:p text:style-name="P54"><text:s text:c="16"/>DateTime dt1 = DateTime.ParseExact(Console.ReadLine()!, "dd.MM.yyyy", CultureInfo.InvariantCulture);</text:p>
        </text:list-item>
        <text:list-item>
          <text:p text:style-name="P54"><text:s text:c="16"/>sw.WriteLine(dt1.ToShortDateString());</text:p>
        </text:list-item>
        <text:list-item>
          <text:p text:style-name="P54"><text:s text:c="12"/>}</text:p>
        </text:list-item>
        <text:list-item>
          <text:p text:style-name="P54"><text:s text:c="12"/>sw.Close();</text:p>
        </text:list-item>
        <text:list-item>
          <text:p text:style-name="P54"/>
        </text:list-item>
        <text:list-item>
          <text:p text:style-name="P54"><text:s text:c="12"/>StreamReader sr = File.OpenText(inputfile);</text:p>
        </text:list-item>
        <text:list-item>
          <text:p text:style-name="P54"><text:s text:c="12"/>string str_f = sr.ReadLine()!;</text:p>
        </text:list-item>
        <text:list-item>
          <text:p text:style-name="P54"><text:s text:c="12"/>DateTime dt_outf = DateTime.ParseExact(str_f, "dd.MM.yyyy", CultureInfo.InvariantCulture);</text:p>
        </text:list-item>
        <text:list-item>
          <text:p text:style-name="P54"><text:s text:c="12"/>while (true) {</text:p>
        </text:list-item>
        <text:list-item>
          <text:p text:style-name="P54"><text:s text:c="16"/>string str = sr.ReadLine()!;</text:p>
        </text:list-item>
        <text:list-item>
          <text:p text:style-name="P54"><text:s text:c="16"/>if(str!= null) {</text:p>
        </text:list-item>
        <text:list-item>
          <text:p text:style-name="P54"><text:s text:c="20"/>DateTime dt_out = DateTime.ParseExact(str, "dd.MM.yyyy", CultureInfo.InvariantCulture);</text:p>
        </text:list-item>
        <text:list-item>
          <text:p text:style-name="P54"><text:s text:c="20"/>if (dt_out &gt; dt_outf) {</text:p>
        </text:list-item>
        <text:list-item>
          <text:p text:style-name="P54"><text:s text:c="24"/>dt_outf = dt_out;</text:p>
        </text:list-item>
        <text:list-item>
          <text:p text:style-name="P54"><text:s text:c="20"/>}</text:p>
        </text:list-item>
        <text:list-item>
          <text:p text:style-name="P54"><text:s text:c="16"/>}</text:p>
        </text:list-item>
        <text:list-item>
          <text:p text:style-name="P54"><text:s text:c="16"/>if (str == null) break;</text:p>
        </text:list-item>
        <text:list-item>
          <text:p text:style-name="P54"><text:s text:c="16"/></text:p>
        </text:list-item>
        <text:list-item>
          <text:p text:style-name="P54"><text:s text:c="12"/>}</text:p>
        </text:list-item>
        <text:list-item>
          <text:p text:style-name="P54"><text:s text:c="12"/>sr.Close();</text:p>
        </text:list-item>
        <text:list-item>
          <text:p text:style-name="P54"><text:s text:c="12"/>StreamWriter sw_out = File.CreateText(outputfile);</text:p>
        </text:list-item>
        <text:list-item>
          <text:p text:style-name="P54"><text:s text:c="12"/>Console.WriteLine(dt_outf.ToShortDateString());</text:p>
        </text:list-item>
        <text:list-item>
          <text:p text:style-name="P54"><text:s text:c="12"/>sw_out.WriteLine(dt_outf.ToShortDateString());</text:p>
        </text:list-item>
        <text:list-item>
          <text:p text:style-name="P54"><text:s text:c="12"/>sw_out.Close();</text:p>
        </text:list-item>
        <text:list-item>
          <text:p text:style-name="P54"><text:s text:c="8"/>}</text:p>
        </text:list-item>
        <text:list-item>
          <text:p text:style-name="P54"><text:s text:c="4"/>}</text:p>
        </text:list-item>
        <text:list-item>
          <text:p text:style-name="P54">}</text:p>
        </text:list-item>
      </text:list>
      <text:p text:style-name="Standard"/>
      <text:h text:style-name="P18" text:outline-level="2"><text:soft-page-break/><text:span text:style-name="T44">4</text:span> Описание идеи алгоритма<text:span text:style-name="T33">, используемых методов</text:span></text:h>
      <text:p text:style-name="P47"><text:span text:style-name="T33">В </text:span><text:span text:style-name="T31">начале программы создаётся текстовый поток, для заполнения текстового файла, пользователь задаёт какое кол-во дат необходимо вбить и с помощью структуры </text:span><text:span text:style-name="T19">DateTime </text:span><text:span text:style-name="T31">заполняет датами файл </text:span><text:span text:style-name="T25">Input</text:span><text:span text:style-name="T34">, текстовый поток завершает работу</text:span><text:span text:style-name="T31">. </text:span><text:span text:style-name="T34">После заполнения файла </text:span><text:span text:style-name="T25">Input </text:span><text:span text:style-name="T34">создаёт </text:span><text:span text:style-name="T35">поток чтения из файла, в отдельную переменную сохраняется первая строка и переводится в тип </text:span><text:span text:style-name="T26">DateTime</text:span><text:span text:style-name="T35">, далее в цикле идёт чтение файла и сравнение с датой из первой строки файла, если находится более поздняя дата, то переменная перезаписывается, таким образом сохраняется наиболее поздняя дата. Когда строка станет равна </text:span><text:span text:style-name="T26">null </text:span><text:span text:style-name="T35">цикл завершит свою работу и чтение файла завершится, также завершается поток чтения файла, далее создаётся новый поток для записи данных в файл </text:span><text:span text:style-name="T27">Output</text:span><text:span text:style-name="T36">, куда записывается наиболее поздняя дата, найденная в файле </text:span><text:span text:style-name="T28">inpu</text:span><text:span text:style-name="T29">t</text:span><text:span text:style-name="T37">, затем поток записи завершается.</text:span></text:p>
      <text:p text:style-name="P47"><text:span text:style-name="T37"/></text:p>
      <text:h text:style-name="Heading_20_3" text:outline-level="3"><text:span text:style-name="T37">С</text:span><text:span text:style-name="T31">одержимое файлов</text:span></text:h>
      <text:p text:style-name="P52">Input:</text:p>
      <text:p text:style-name="Вывод_20_текст_20_в_20_консоли">14.03.2005</text:p>
      <text:p text:style-name="Вывод_20_текст_20_в_20_консоли">15.04.2005<text:span text:style-name="T45"/></text:p>
      <text:p text:style-name="Вывод_20_текст_20_в_20_консоли">12.02.2006<text:span text:style-name="T45"/></text:p>
      <text:p text:style-name="P22">Output:</text:p>
      <text:p text:style-name="Вывод_20_текст_20_в_20_консоли">12.02.2006</text:p>
      <text:p text:style-name="P23" loext:marker-style-name="T45"><text:span text:style-name="T37"/></text:p>
      <text:h text:style-name="Heading_20_3" text:outline-level="3">Используемые методы:</text:h>
      <text:p text:style-name="P48">Exists() - <text:span text:style-name="T31">проверяет существует ли файл </text:span>input</text:p>
      <text:p text:style-name="P49">CreateText() - <text:span text:style-name="T38">Для создания файлов </text:span><text:span text:style-name="T43">input </text:span><text:span text:style-name="T38">и </text:span><text:span text:style-name="T43">output</text:span></text:p>
      <text:p text:style-name="P50">Close() - <text:span text:style-name="T31">Для завершения работы потоков</text:span></text:p>
      <text:p text:style-name="P51">WriteLine() - <text:span text:style-name="T31">для записи текста в файл</text:span></text:p>
      <text:p text:style-name="P51">ReadLine() - <text:span text:style-name="T31">для чтения текста из файла</text:span></text:p>
      <text:p text:style-name="P51"><text:span text:style-name="T31"/></text:p>
      <text:h text:style-name="Heading_20_2" text:outline-level="2"><text:soft-page-break/><text:span text:style-name="T39">5</text:span><text:span text:style-name="T31"> Вывод </text:span></text:h>
      <text:p text:style-name="P53"><text:span text:style-name="T31">В данной работе были закреплены знания по работе с файлами, их чтением и заполнением. </text:span><text:span text:style-name="T40">Данное умение поможет в дальнейшем более широко взаимодействовать с файловой системой и реализовывать вывод данных из программы для собственных нужд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5H31M47S</meta:editing-duration>
    <meta:editing-cycles>106</meta:editing-cycles>
    <meta:generator>LibreOffice/24.2.2.2$Windows_X86_64 LibreOffice_project/d56cc158d8a96260b836f100ef4b4ef25d6f1a01</meta:generator>
    <dc:title>Реферат ГОСТ</dc:title>
    <dc:date>2024-04-10T23:53:49.436000000</dc:date>
    <meta:document-statistic meta:table-count="1" meta:image-count="0" meta:object-count="0" meta:page-count="6" meta:paragraph-count="115" meta:word-count="673" meta:character-count="5400" meta:non-whitespace-character-count="436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